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ies</text:p>
      <text:p text:style-name="Standard"/>
      <text:list xml:id="list1968056546" text:style-name="L1">
        <text:list-item>
          <text:p text:style-name="P1">Der Nutzer moechte sehen wer von A nach B faehrt, um ggf. mitzufahren. (1Tag)</text:p>
          <text:p text:style-name="P1"/>
        </text:list-item>
        <text:list-item>
          <text:p text:style-name="P1">Der Nutzer moechte selbst ein Taxi bestellen um von A nach B zu kommen. (8Tage)</text:p>
          <text:p text:style-name="P1"/>
        </text:list-item>
        <text:list-item>
          <text:p text:style-name="P1">Der Nutzer moechte sich aus einer Reise austragen koennen, weil er die Reise nicht mehr benoetigt. (1Tag)</text:p>
          <text:p text:style-name="P1"/>
        </text:list-item>
        <text:list-item>
          <text:p text:style-name="P1">Der Nutzer moechte, dass ein Taxi automatisiert bestellt wird (egal ob ueber myTaxi oder jmd anderen), damit er moeglichst wenig tun muss. (8Tage)</text:p>
          <text:p text:style-name="P1"/>
        </text:list-item>
        <text:list-item>
          <text:p text:style-name="P1">Der Nutzer moechte bzgl der Fahrt auf dem Laufenden gehalten werden, um sicher zu gehen, dass sie so stattfindet. (3Tage)</text:p>
        </text:list-item>
      </text:list>
      <text:p text:style-name="Standard"/>
      <text:list xml:id="list371939226" text:continue-numbering="true" text:style-name="L1">
        <text:list-item>
          <text:p text:style-name="P1">Der Nutzer moechte wissen, wie er sich dem Taxifahrer gegenueber authentifizieren soll, um das richtige Taxi zu finden. (.5 Tag)</text:p>
        </text:list-item>
      </text:list>
      <text:p text:style-name="Standard"/>
      <text:list xml:id="list1780979928" text:continue-numbering="true" text:style-name="L1">
        <text:list-item>
          <text:p text:style-name="P1">Der Nutzer will den Service nutzen, er muss sich registrieren und einloggen. (3Tage)</text:p>
          <text:p text:style-name="P1"/>
        </text:list-item>
        <text:list-item>
          <text:p text:style-name="P1">Der Nutzer moechte eine telefonisch gebuchte Fahrt bestaetigen koennen, um seine Mitfahrer zu informieren. (.5 Tag)</text:p>
        </text:list-item>
      </text:list>
      <text:p text:style-name="Standard"/>
      <text:list xml:id="list1500520122" text:continue-numbering="true" text:style-name="L1">
        <text:list-item>
          <text:p text:style-name="P1">Der Nutzer moechte einen Treffpunkt spezifizieren koennen, um nicht im Taxigewusel unterzugehen. (1 Tag)</text:p>
        </text:list-item>
      </text:list>
      <text:p text:style-name="Standard"/>
      <text:list xml:id="list1783573569" text:continue-numbering="true" text:style-name="L1">
        <text:list-item>
          <text:p text:style-name="P1">Der Nutzer moechte sein Profil aendern koennen, um seine Kontaktdaten zu aktualisieren. (.5 Tag)</text:p>
        </text:list-item>
        <text:list-item>
          <text:p text:style-name="P1">Der Nutzer moechte Kontaktdaten von Mitfahrern sehen um sie ggf kontaktieren zu koennen. (.5Tag)</text:p>
        </text:list-item>
      </text:list>
      <text:p text:style-name="Standard"/>
      <text:list xml:id="list1080152969" text:continue-numbering="true" text:style-name="L1">
        <text:list-item>
          <text:p text:style-name="P1">Der Nutzer moechte, dass die Liste dynamisch sortiert wird, um schnell haeufig genutzte Fahrten zu finden. (1Tag) - wir sollten uns ueberlegen, ob das hier sinnvoll ist.</text:p>
          <text:p text:style-name="P1"/>
        </text:list-item>
        <text:list-item>
          <text:p text:style-name="P1">Der Nutzer moechte komfortabel eine Rueckreise planen koennen. (.5Tag)</text:p>
          <text:p text:style-name="P1"/>
        </text:list-item>
        <text:list-item>
          <text:p text:style-name="P1">Der Nutzer moechte einstellen koennen wie er informiert wird, damit er nicht unnoetig genervt wird. (1Tag)</text:p>
          <text:p text:style-name="P1"/>
        </text:list-item>
        <text:list-item>
          <text:p text:style-name="P1">Der Nutzer will schnell Taxis finden die kurz nach der urspruenglich geplanten Zeit fahren, um flexibel bzgl. Verzoegerungen zu sein. (.5Tag)</text:p>
          <text:p text:style-name="P1"/>
        </text:list-item>
        <text:list-item>
          <text:p text:style-name="P1">Der Nutzer moechte seine durchgefuehrten Reisen nachvollziehen koennen, um sie ggf zu exportieren. (1Tag)</text:p>
          <text:p text:style-name="P1"/>
        </text:list-item>
        <text:list-item>
          <text:p text:style-name="P1">Der Nutzer moechte dass es schoen ausschaut, um sich gut zurechtfinden. (2Tage pro Sprint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1T14:33:12</meta:creation-date>
    <dc:date>2012-05-11T16:06:29</dc:date>
    <meta:editing-duration>PT1H30M49S</meta:editing-duration>
    <meta:editing-cycles>17</meta:editing-cycles>
    <meta:generator>LibreOffice/3.5$Linux_X86_64 LibreOffice_project/350m1$Build-202</meta:generator>
    <meta:document-statistic meta:table-count="0" meta:image-count="0" meta:object-count="0" meta:page-count="1" meta:paragraph-count="18" meta:word-count="300" meta:character-count="1861" meta:non-whitespace-character-count="1596"/>
  </office:meta>
</office:document-meta>
</file>